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6666ff" draw:marker-start="Arrow" draw:marker-start-width="0.3cm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6666ff" draw:marker-start="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none" draw:fill="none" fo:min-height="0.705cm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1.25cm" fo:min-width="11.3cm"/>
    </style:style>
    <style:style style:name="gr7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letter-kerning="true" style:font-name-asian="Microsoft YaHei" style:font-size-asian="12pt" style:font-name-complex="Lucida 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cm" svg:height="2.7cm" svg:x="3cm" svg:y="3.5cm">
          <draw:image xlink:href="../../../../../../../../../Applications/LibreOffice.app/Contents/share/gallery/computers/Computer-Laptop-Black.png" xlink:type="simple" xlink:show="embed" xlink:actuate="onLoad">
            <text:p/>
          </draw:image>
        </draw:frame>
        <draw:frame draw:style-name="gr2" draw:text-style-name="P2" xml:id="id2" draw:id="id2" draw:layer="layout" svg:width="2.4cm" svg:height="4.2cm" svg:x="20.3cm" svg:y="3.4cm">
          <draw:image xlink:href="../../../../../../../../../Applications/LibreOffice.app/Contents/share/gallery/computers/Server.png" xlink:type="simple" xlink:show="embed" xlink:actuate="onLoad">
            <text:p text:style-name="P1"><text:span text:style-name="T1">SLB/MS</text:span></text:p>
          </draw:image>
        </draw:frame>
        <draw:connector draw:style-name="gr3" draw:text-style-name="P1" draw:layer="layout" draw:type="curve" svg:x1="4.85cm" svg:y1="3.5cm" svg:x2="20.3cm" svg:y2="5.5cm" draw:start-shape="id1" draw:start-glue-point="0" draw:end-shape="id2" draw:end-glue-point="3" svg:d="M4850 3500c0-750 4325-626 5638 62s-388 1938 9812 1938" svg:viewBox="0 0 15451 2511">
          <text:p text:style-name="P1">2. 响应302</text:p>
        </draw:connector>
        <draw:connector draw:style-name="gr4" draw:text-style-name="P1" draw:layer="layout" draw:type="curve" draw:line-skew="-1.325cm" svg:x1="4.85cm" svg:y1="3.5cm" svg:x2="21.5cm" svg:y2="3.4cm" draw:start-shape="id1" draw:start-glue-point="0" draw:end-shape="id2" draw:end-glue-point="0" svg:d="M4850 3500c0-2887 16650-2837 16650-100" svg:viewBox="0 0 16651 2160">
          <text:p text:style-name="P1">1.HTTP GET</text:p>
        </draw:connector>
        <draw:frame draw:style-name="gr2" draw:text-style-name="P2" xml:id="id3" draw:id="id3" draw:layer="layout" svg:width="2.4cm" svg:height="4.2cm" svg:x="17.801cm" svg:y="9.486cm">
          <draw:image xlink:href="../../../../../../../../../Applications/LibreOffice.app/Contents/share/gallery/computers/Server.png" xlink:type="simple" xlink:show="embed" xlink:actuate="onLoad">
            <text:p text:style-name="P1"><text:span text:style-name="T1">MS</text:span></text:p>
          </draw:image>
        </draw:frame>
        <draw:frame draw:style-name="gr2" draw:text-style-name="P2" draw:layer="layout" svg:width="2.4cm" svg:height="4.2cm" svg:x="21.2cm" svg:y="9.4cm">
          <draw:image xlink:href="../../../../../../../../../Applications/LibreOffice.app/Contents/share/gallery/computers/Server.png" xlink:type="simple" xlink:show="embed" xlink:actuate="onLoad">
            <text:p text:style-name="P1"><text:span text:style-name="T1">MS</text:span></text:p>
          </draw:image>
        </draw:frame>
        <draw:frame draw:style-name="gr2" draw:text-style-name="P2" draw:layer="layout" svg:width="2.4cm" svg:height="4.2cm" svg:x="24.3cm" svg:y="9.5cm">
          <draw:image xlink:href="../../../../../../../../../Applications/LibreOffice.app/Contents/share/gallery/computers/Server.png" xlink:type="simple" xlink:show="embed" xlink:actuate="onLoad">
            <text:p text:style-name="P1"><text:span text:style-name="T1">MS</text:span></text:p>
          </draw:image>
        </draw:frame>
        <draw:connector draw:style-name="gr4" draw:text-style-name="P1" draw:layer="layout" draw:type="curve" svg:x1="6.387cm" svg:y1="4.903cm" svg:x2="19.001cm" svg:y2="9.486cm" draw:end-shape="id3" draw:end-glue-point="0" svg:d="M6387 4903c0 3063 12614 772 12614 4583" svg:viewBox="0 0 12615 4584">
          <text:p text:style-name="P1">3. HTTP GET</text:p>
        </draw:connector>
        <draw:connector draw:style-name="gr3" draw:text-style-name="P1" draw:layer="layout" draw:type="curve" svg:x1="4.85cm" svg:y1="6.2cm" svg:x2="17.801cm" svg:y2="11.586cm" draw:start-shape="id1" draw:start-glue-point="2" draw:end-shape="id3" draw:end-glue-point="3" svg:d="M4850 6200c0 3591 4317 5386 12951 5386" svg:viewBox="0 0 12952 5387">
          <text:p text:style-name="P1"/>
        </draw:connector>
        <draw:frame draw:style-name="gr5" draw:text-style-name="P1" draw:layer="layout" svg:width="4.337cm" svg:height="1.085cm" svg:x="8.348cm" svg:y="10.071cm">
          <draw:text-box>
            <text:p text:style-name="P1">4. 命中</text:p>
          </draw:text-box>
        </draw:frame>
        <draw:custom-shape draw:style-name="gr6" draw:text-style-name="P3" draw:layer="layout" svg:width="11.8cm" svg:height="11.5cm" draw:transform="skewX (0.0139626340159546) translate (16.26cm 2.4cm)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195cm" svg:height="0.807cm" svg:x="28.387cm" svg:y="7.21cm">
          <draw:text-box>
            <text:p text:style-name="P1"><text:span text:style-name="T2">边缘节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11:04:59.210990000</meta:creation-date>
    <meta:generator>LibreOffice/4.3.5.2$MacOSX_X86_64 LibreOffice_project/3a87456aaa6a95c63eea1c1b3201acedf0751bd5</meta:generator>
    <dc:date>2015-03-29T12:12:01.433755000</dc:date>
    <meta:editing-duration>PT32M27S</meta:editing-duration>
    <meta:editing-cycles>4</meta:editing-cycles>
    <meta:document-statistic meta:object-count="12"/>
  </office:meta>
</office:document-meta>
</file>